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7264in"/>
    </style:style>
    <style:style style:name="co3" style:family="table-column">
      <style:table-column-properties fo:break-before="auto" style:column-width="2.9063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office:value-type="string" calcext:value-type="string">
            <text:p>Have not had time yet.</text:p>
          </table:table-cell>
          <table:table-cell/>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0.555555555555556" calcext:value-type="float">
            <text:p>0.555555555555556</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 calcext:value-type="float">
            <text:p>0</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5">00/00/0000</text:date>, <text:time style:data-style-name="N2" text:time-value="09:45:40.175851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5T17:46:34.079683700</dc:date>
    <meta:editing-duration>P4DT22H14M15S</meta:editing-duration>
    <meta:editing-cycles>168</meta:editing-cycles>
    <meta:generator>LibreOffice/25.2.2.2$Windows_X86_64 LibreOffice_project/7370d4be9e3cf6031a51beef54ff3bda878e3fac</meta:generator>
    <meta:document-statistic meta:table-count="1" meta:cell-count="1024" meta:object-count="0"/>
  </office:meta>
</office:document-meta>
</file>